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47e7d" officeooo:paragraph-rsid="00047e7d"/>
    </style:style>
    <style:style style:name="P2" style:family="paragraph" style:parent-style-name="Standard">
      <style:paragraph-properties fo:text-align="start" style:justify-single-word="false"/>
      <style:text-properties officeooo:rsid="00047e7d" officeooo:paragraph-rsid="00047e7d"/>
    </style:style>
    <style:style style:name="P3" style:family="paragraph" style:parent-style-name="Standard">
      <style:paragraph-properties fo:text-align="start" style:justify-single-word="false"/>
      <style:text-properties officeooo:rsid="00052d78" officeooo:paragraph-rsid="00052d78"/>
    </style:style>
    <style:style style:name="P4" style:family="paragraph" style:parent-style-name="Standard">
      <style:paragraph-properties fo:text-align="start" style:justify-single-word="false"/>
      <style:text-properties officeooo:rsid="0006254b" officeooo:paragraph-rsid="0006254b"/>
    </style:style>
    <style:style style:name="T1" style:family="text">
      <style:text-properties officeooo:rsid="00052d7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JECTE ODOO FANTASIA OGAME V.2</text:p>
      <text:p text:style-name="P2"/>
      <text:p text:style-name="P2">Degut a que porte molts anys jugant a ogame me he decantat per fer un joc paregut o similar en tot el que puga la cosa que quan veus <text:span text:style-name="T1">com esta construit o fet ogame que no li donaves importancia si es preten igualarlo costaria moltisim per lo tant vaig a fer una versio adaptada al meu gust del que magradaria que fora</text:span></text:p>
      <text:p text:style-name="P2"/>
      <text:p text:style-name="P2"/>
      <text:p text:style-name="P2"/>
      <text:p text:style-name="P3">Hi han 3 opcions de recursos ampliables en algun tipo de actualtzacio es comença en lo basic que es </text:p>
      <text:p text:style-name="P3">Metal Cristal y Materia Oscura</text:p>
      <text:p text:style-name="P3"/>
      <text:p text:style-name="P3">El tema que nomes començar tindras soles un bastant dels dos primers materials dels cuals te ajudaras a pujar les mines del tercer material per a produir i començar a «investigar» </text:p>
      <text:p text:style-name="P3"/>
      <text:p text:style-name="P3">No se com plantejar la investigacio encara ja que pense que es algo molt costos per lo tant per a les priemres naus fare que es desbloquejen en els primers nivells de les mines.</text:p>
      <text:p text:style-name="P3"/>
      <text:p text:style-name="P3"/>
      <text:p text:style-name="P3">Les mines tindran 5 nivells cada ascuna pero cada nivell valdra un x20 el que costaba la primera.</text:p>
      <text:p text:style-name="P3"/>
      <text:p text:style-name="P3">Si tens totes les mines al 0 produiras algo que se estima com a produccio minima.</text:p>
      <text:p text:style-name="P3"/>
      <text:p text:style-name="P3">Les mines de metal al 1 desbloquejes la primera nave defensiva per a poder defendret del atacant.</text:p>
      <text:p text:style-name="P3">La mina de metal y cristal al 1 desbloqueja la primera nau offensiva.</text:p>
      <text:p text:style-name="P3"/>
      <text:p text:style-name="P4">Estic valorant si la aleatorietat de quan el crees una cuenta el planeta puga ser mes fort per a produir </text:p>
      <text:p text:style-name="P4">o per a fer naves defensives o per a fer naves ofensives.</text:p>
      <text:p text:style-name="P4"/>
      <text:p text:style-name="P4">Es maximisara ser un jugador defensiu en este joc buffant a les naves defensives pero una volta se arriba al nivell mes alt de les mines intentare crear una investigacio per a crear la millor nau del joc principalment ofensiva pero valdra tambe per a defendre molt be.</text:p>
      <text:p text:style-name="P4"/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style:rfc-language-tag="ca-ES-valencia" fo:language="ca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style:rfc-language-tag="ca-ES-valencia" fo:language="ca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7T14:10:28.164680993</meta:creation-date>
    <dc:date>2019-10-17T18:37:01.393336487</dc:date>
    <meta:editing-duration>PT3H43M2S</meta:editing-duration>
    <meta:editing-cycles>1</meta:editing-cycles>
    <meta:document-statistic meta:table-count="0" meta:image-count="0" meta:object-count="0" meta:page-count="1" meta:paragraph-count="13" meta:word-count="301" meta:character-count="1610" meta:non-whitespace-character-count="1319"/>
    <meta:generator>LibreOffice/6.2.6.2$Linux_X86_64 LibreOffice_project/20$Build-2</meta:generator>
  </office:meta>
</office:document-meta>
</file>